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6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1.1327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0272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2598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2.5083in"/>
    </style:style>
    <style:style style:name="co17" style:family="table-column">
      <style:table-column-properties fo:break-before="auto" style:column-width="2.5193in"/>
    </style:style>
    <style:style style:name="co18" style:family="table-column">
      <style:table-column-properties fo:break-before="auto" style:column-width="1.1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b3cac7" style:text-align-source="fix" style:repeat-content="false" fo:border="0.74pt solid #000000"/>
      <style:paragraph-properties fo:text-align="end" fo:margin-left="0in"/>
    </style:style>
    <style:style style:name="ce12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ffffff" fo:border="0.74pt solid #000000"/>
    </style:style>
    <style:style style:name="ce6" style:family="table-cell" style:parent-style-name="Default" style:data-style-name="N141">
      <style:table-cell-properties fo:background-color="#ffffff" style:text-align-source="fix" style:repeat-content="false" fo:border="0.74pt solid #000000"/>
      <style:paragraph-properties fo:text-align="end" fo:margin-left="0in"/>
    </style:style>
    <style:style style:name="ce2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39">
      <style:table-cell-properties fo:background-color="#ffffff" style:text-align-source="fix" style:repeat-content="false" fo:border="0.74pt solid #000000"/>
      <style:paragraph-properties fo:text-align="end" fo:margin-left="0in"/>
    </style:style>
    <style:style style:name="ce1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.139in"/>
    </style:style>
    <style:style style:name="ce23" style:family="table-cell" style:parent-style-name="Default">
      <style:table-cell-properties fo:background-color="#b3cac7" style:text-align-source="fix" style:repeat-content="false" fo:border="0.74pt solid #000000"/>
      <style:paragraph-properties fo:text-align="end" fo:margin-left="0.139in"/>
    </style:style>
    <style:style style:name="ce24" style:family="table-cell" style:parent-style-name="Default" style:data-style-name="N2">
      <style:table-cell-properties fo:background-color="#ffffff" fo:border="0.74pt solid #000000"/>
    </style:style>
    <style:style style:name="ce18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 style:data-style-name="N142">
      <style:table-cell-properties fo:background-color="#ffffff" style:text-align-source="fix" style:repeat-content="false" fo:border="0.74pt solid #000000"/>
      <style:paragraph-properties fo:text-align="end" fo:margin-left="0in"/>
    </style:style>
    <style:style style:name="ce27" style:family="table-cell" style:parent-style-name="Default" style:data-style-name="N142">
      <style:table-cell-properties fo:background-color="#b3cac7"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>
      <style:table-cell-properties fo:background-color="#ffffff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renta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default-cell-style-name="ce12"/>
        <table:table-column table:style-name="co14" table:default-cell-style-name="ce12"/>
        <table:table-column table:style-name="co17" table:default-cell-style-name="ce12"/>
        <table:table-column table:style-name="co18" table:default-cell-style-name="ce12"/>
        <table:table-column table:style-name="co15" table:number-columns-repeated="18" table:default-cell-style-name="ce12"/>
        <table:table-row table:style-name="ro1">
          <table:table-cell table:style-name="ce2" office:value-type="string" calcext:value-type="string">
            <text:p>Avg Elec cost 1</text:p>
          </table:table-cell>
          <table:table-cell table:style-name="ce6" table:formula="of:=(0.1609*16+0.1296*8)/24" office:value-type="float" office:value="0.150466666666667" calcext:value-type="float">
            <text:p>0.1505</text:p>
          </table:table-cell>
          <table:table-cell table:style-name="ce4" table:number-columns-repeated="2"/>
          <table:table-cell table:style-name="ce2" office:value-type="string" calcext:value-type="string">
            <text:p>difficulté réseau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hash/sec</text:p>
          </table:table-cell>
          <table:table-cell table:style-name="ce4" table:number-columns-repeated="6"/>
          <table:table-cell table:style-name="ce5" table:number-columns-repeated="21"/>
        </table:table-row>
        <table:table-row table:style-name="ro1">
          <table:table-cell table:style-name="ce2" office:value-type="string" calcext:value-type="string">
            <text:p>Avg Elec Cost 2</text:p>
          </table:table-cell>
          <table:table-cell table:style-name="ce2" table:formula="of:=(0.1894*16+0.1486*8)/24" office:value-type="float" office:value="0.1758" calcext:value-type="float">
            <text:p>0.1758</text:p>
          </table:table-cell>
          <table:table-cell table:style-name="ce4" table:number-columns-repeated="2"/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PHS</text:p>
          </table:table-cell>
          <table:table-cell table:style-name="ce2" table:formula="of:=[.E2]*SUMIF([$param.A1:$param.A7];[.F2];[$param.B1:$param.B7])" office:value-type="float" office:value="2.89E+017" calcext:value-type="float">
            <text:p>2.89E+017</text:p>
          </table:table-cell>
          <table:table-cell table:style-name="ce4" table:number-columns-repeated="6"/>
          <table:table-cell table:style-name="ce5" table:number-columns-repeated="21"/>
        </table:table-row>
        <table:table-row table:style-name="ro1">
          <table:table-cell table:style-name="ce2" office:value-type="string" calcext:value-type="string">
            <text:p>photovoltaique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table:number-columns-repeated="2"/>
          <table:table-cell table:style-name="ce2" office:value-type="string" calcext:value-type="string">
            <text:p>bloc reward</text:p>
          </table:table-cell>
          <table:table-cell table:style-name="ce2" office:value-type="float" office:value="110" calcext:value-type="float">
            <text:p>110</text:p>
          </table:table-cell>
          <table:table-cell table:style-name="ce4" table:number-columns-repeated="7"/>
          <table:table-cell table:style-name="ce5" table:number-columns-repeated="21"/>
        </table:table-row>
        <table:table-row table:style-name="ro1">
          <table:table-cell table:style-name="ce4" table:number-columns-repeated="4"/>
          <table:table-cell table:style-name="ce2" office:value-type="string" calcext:value-type="string">
            <text:p>Prix KAS / USD</text:p>
          </table:table-cell>
          <table:table-cell table:style-name="ce2" office:value-type="float" office:value="0.14" calcext:value-type="float">
            <text:p>0.14</text:p>
          </table:table-cell>
          <table:table-cell table:style-name="ce4" table:number-columns-repeated="7"/>
          <table:table-cell table:style-name="ce5" table:number-columns-repeated="21"/>
        </table:table-row>
        <table:table-row table:style-name="ro1">
          <table:table-cell table:style-name="ce4" table:number-columns-repeated="4"/>
          <table:table-cell table:style-name="ce2" office:value-type="string" calcext:value-type="string">
            <text:p>Prix USD/EUR</text:p>
          </table:table-cell>
          <table:table-cell table:style-name="ce2" office:value-type="float" office:value="0.919" calcext:value-type="float">
            <text:p>0.919</text:p>
          </table:table-cell>
          <table:table-cell table:style-name="ce4" table:number-columns-repeated="10"/>
          <table:table-cell table:style-name="ce5" table:number-columns-repeated="18"/>
        </table:table-row>
        <table:table-row table:style-name="ro1">
          <table:table-cell table:style-name="ce4" table:number-columns-repeated="4"/>
          <table:table-cell table:style-name="ce2" table:number-columns-repeated="2"/>
          <table:table-cell table:style-name="ce4" table:number-columns-repeated="10"/>
          <table:table-cell table:style-name="ce5" table:number-columns-repeated="18"/>
        </table:table-row>
        <table:table-row table:style-name="ro1">
          <table:table-cell table:style-name="ce4" table:number-columns-repeated="16"/>
          <table:table-cell table:style-name="ce5" table:number-columns-repeated="18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2"/>
          <table:table-cell table:style-name="ce18" office:value-type="string" calcext:value-type="string" table:number-columns-spanned="2" table:number-rows-spanned="1">
            <text:p>jour bleu</text:p>
          </table:table-cell>
          <table:covered-table-cell table:style-name="ce9"/>
          <table:table-cell table:style-name="ce20" office:value-type="string" calcext:value-type="string" table:number-columns-spanned="2" table:number-rows-spanned="1">
            <text:p>jour blanc</text:p>
          </table:table-cell>
          <table:covered-table-cell table:style-name="ce9"/>
          <table:table-cell table:style-name="ce20" office:value-type="string" calcext:value-type="string" table:number-columns-spanned="2" table:number-rows-spanned="1">
            <text:p>pv</text:p>
          </table:table-cell>
          <table:covered-table-cell table:style-name="ce9"/>
          <table:table-cell table:style-name="ce20" office:value-type="string" calcext:value-type="string" table:number-columns-spanned="4" table:number-rows-spanned="1">
            <text:p>Breakevent</text:p>
          </table:table-cell>
          <table:covered-table-cell table:number-columns-repeated="3" table:style-name="ce9"/>
          <table:table-cell table:style-name="ce5" table:number-columns-repeated="18"/>
        </table:table-row>
        <table:table-row table:style-name="ro1">
          <table:table-cell table:style-name="ce9"/>
          <table:table-cell table:style-name="ce9" office:value-type="string" calcext:value-type="string">
            <text:p>puissance (Ths)</text:p>
          </table:table-cell>
          <table:table-cell table:style-name="ce20" office:value-type="string" calcext:value-type="string">
            <text:p>conso (w)</text:p>
          </table:table-cell>
          <table:table-cell table:style-name="ce20" office:value-type="string" calcext:value-type="string">
            <text:p>ratio (h/w)</text:p>
          </table:table-cell>
          <table:table-cell table:style-name="ce20" office:value-type="string" calcext:value-type="string">
            <text:p>KAS / jour</text:p>
          </table:table-cell>
          <table:table-cell table:style-name="ce20" office:value-type="string" calcext:value-type="string">
            <text:p>gain par jour (EUR)</text:p>
          </table:table-cell>
          <table:table-cell table:style-name="ce20" office:value-type="string" calcext:value-type="string">
            <text:p>cout par jour</text:p>
          </table:table-cell>
          <table:table-cell table:style-name="ce20" office:value-type="string" calcext:value-type="string">
            <text:p>benef jour</text:p>
          </table:table-cell>
          <table:table-cell table:style-name="ce20" office:value-type="string" calcext:value-type="string">
            <text:p>cout par jour</text:p>
          </table:table-cell>
          <table:table-cell table:style-name="ce20" office:value-type="string" calcext:value-type="string">
            <text:p>benef jour</text:p>
          </table:table-cell>
          <table:table-cell table:style-name="ce20" office:value-type="string" calcext:value-type="string">
            <text:p>cout par jour</text:p>
          </table:table-cell>
          <table:table-cell table:style-name="ce20" office:value-type="string" calcext:value-type="string">
            <text:p>benef jour</text:p>
          </table:table-cell>
          <table:table-cell table:style-name="ce20" office:value-type="string" calcext:value-type="string">
            <text:p>Breakevent elec</text:p>
          </table:table-cell>
          <table:table-cell table:style-name="ce9" office:value-type="string" calcext:value-type="string">
            <text:p>Break event prix KAS jogur bleu</text:p>
          </table:table-cell>
          <table:table-cell table:style-name="ce9" office:value-type="string" calcext:value-type="string">
            <text:p>Break event prix KAS jour blanc</text:p>
          </table:table-cell>
          <table:table-cell table:style-name="ce9" office:value-type="string" calcext:value-type="string">
            <text:p>Break event diff</text:p>
          </table:table-cell>
          <table:table-cell table:style-name="ce5" table:number-columns-repeated="18"/>
        </table:table-row>
        <table:table-row table:style-name="ro1">
          <table:table-cell table:style-name="ce2" office:value-type="string" calcext:value-type="string">
            <text:p>KS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65" calcext:value-type="float">
            <text:p>65</text:p>
          </table:table-cell>
          <table:table-cell table:style-name="ce7" table:formula="of:=[.B10]/[.C10]" office:value-type="float" office:value="0.00153846153846154" calcext:value-type="float">
            <text:p>0.001538</text:p>
          </table:table-cell>
          <table:table-cell table:style-name="ce2" table:formula="of:=([.$B10]*['file:///storage/Travail/OOB-Invest/Calculatrices/rentaasic.ods'#$param.$B$5])/[.$G$2]*[param.$F$2]" office:value-type="float" office:value="3.28858131487889" calcext:value-type="float">
            <text:p>3.28858131487889</text:p>
          </table:table-cell>
          <table:table-cell table:style-name="ce6" table:formula="of:=[.$B10]*['file:///storage/Travail/OOB-Invest/Calculatrices/rentaasic.ods'#$param.$B$5]/[.$G$2]*[param.$F$4]" office:value-type="float" office:value="0.423108871972318" calcext:value-type="float">
            <text:p>0.4231</text:p>
          </table:table-cell>
          <table:table-cell table:style-name="ce6" table:formula="of:=[.C10]*24/1000*[.$B$1]" office:value-type="float" office:value="0.234728000000001" calcext:value-type="float">
            <text:p>0.2347</text:p>
          </table:table-cell>
          <table:table-cell table:style-name="ce6" table:formula="of:=[.$F10]-[.G10]" office:value-type="float" office:value="0.188380871972318" calcext:value-type="float">
            <text:p>0.1884</text:p>
          </table:table-cell>
          <table:table-cell table:style-name="ce6" table:formula="of:=[.$C10]*24/1000*[.$B$2]" office:value-type="float" office:value="0.274248" calcext:value-type="float">
            <text:p>0.2742</text:p>
          </table:table-cell>
          <table:table-cell table:style-name="ce6" table:formula="of:=[.$F10]-[.I10]" office:value-type="float" office:value="0.148860871972318" calcext:value-type="float">
            <text:p>0.1489</text:p>
          </table:table-cell>
          <table:table-cell table:style-name="ce6" table:formula="of:=[.$C10]*24/1000*[.$B$3]" office:value-type="float" office:value="0.0468" calcext:value-type="float">
            <text:p>0.0468</text:p>
          </table:table-cell>
          <table:table-cell table:style-name="ce6" table:formula="of:=([.$F10]-[.K10])/24*8" office:value-type="float" office:value="0.125436290657439" calcext:value-type="float">
            <text:p>0.1254</text:p>
          </table:table-cell>
          <table:table-cell table:style-name="ce15" table:formula="of:=(([.$B10]*['file:///storage/Travail/OOB-Invest/Calculatrices/rentaasic.ods'#$param.$B$5])/[.$G$2]*[param.$F$4])/([.$C10]*24/1000)" office:value-type="float" office:value="0.271223635879691" calcext:value-type="float">
            <text:p>0.271</text:p>
          </table:table-cell>
          <table:table-cell table:style-name="ce6" table:formula="of:=[.C10]*24/1000*[.$B$1]/([.B10]*[param.$B$5]/[.$G$2]*[.$F$5]*[.$F$3]*[param.$F$1])" office:value-type="float" office:value="0.0776677639653702" calcext:value-type="float">
            <text:p>0.0777</text:p>
          </table:table-cell>
          <table:table-cell table:style-name="ce6" table:formula="of:=[.C10]*24/1000*[.$B$2]/([.B10]*[param.$B$5]/[.$G$2]*[.$F$5]*[.$F$3]*[param.$F$1])" office:value-type="float" office:value="0.0907443037557292" calcext:value-type="float">
            <text:p>0.0907</text:p>
          </table:table-cell>
          <table:table-cell table:style-name="ce2"/>
          <table:table-cell table:style-name="ce5" table:number-columns-repeated="18"/>
        </table:table-row>
        <table:table-row table:style-name="ro1">
          <table:table-cell table:style-name="ce2" office:value-type="string" calcext:value-type="string">
            <text:p>KS0 OC</text:p>
          </table:table-cell>
          <table:table-cell table:style-name="ce2" office:value-type="float" office:value="0.166" calcext:value-type="float">
            <text:p>0.166</text:p>
          </table:table-cell>
          <table:table-cell table:style-name="ce2" office:value-type="float" office:value="121.5" calcext:value-type="float">
            <text:p>121.5</text:p>
          </table:table-cell>
          <table:table-cell table:style-name="ce7" table:formula="of:=[.B11]/[.C11]" office:value-type="float" office:value="0.00136625514403292" calcext:value-type="float">
            <text:p>0.001366</text:p>
          </table:table-cell>
          <table:table-cell table:style-name="ce2" table:formula="of:=([.$B11]*['file:///storage/Travail/OOB-Invest/Calculatrices/rentaasic.ods'#$param.$B$5])/[.$G$2]*[param.$F$2]" office:value-type="float" office:value="5.45904498269896" calcext:value-type="float">
            <text:p>5.45904498269896</text:p>
          </table:table-cell>
          <table:table-cell table:style-name="ce6" table:formula="of:=([.$B11]*['file:///storage/Travail/OOB-Invest/Calculatrices/rentaasic.ods'#$param.$B$5])/[.$G$2]*[param.$F$4]" office:value-type="float" office:value="0.702360727474048" calcext:value-type="float">
            <text:p>0.7024</text:p>
          </table:table-cell>
          <table:table-cell table:style-name="ce6" table:formula="of:=[.C11]*24/1000*[.$B$1]" office:value-type="float" office:value="0.438760800000001" calcext:value-type="float">
            <text:p>0.4388</text:p>
          </table:table-cell>
          <table:table-cell table:style-name="ce6" table:formula="of:=[.$F11]-[.G11]" office:value-type="float" office:value="0.263599927474048" calcext:value-type="float">
            <text:p>0.2636</text:p>
          </table:table-cell>
          <table:table-cell table:style-name="ce6" table:formula="of:=[.$C11]*24/1000*[.$B$2]" office:value-type="float" office:value="0.5126328" calcext:value-type="float">
            <text:p>0.5126</text:p>
          </table:table-cell>
          <table:table-cell table:style-name="ce6" table:formula="of:=[.$F11]-[.I11]" office:value-type="float" office:value="0.189727927474048" calcext:value-type="float">
            <text:p>0.1897</text:p>
          </table:table-cell>
          <table:table-cell table:style-name="ce6" table:formula="of:=[.$C11]*24/1000*[.$B$3]" office:value-type="float" office:value="0.08748" calcext:value-type="float">
            <text:p>0.0875</text:p>
          </table:table-cell>
          <table:table-cell table:style-name="ce6" table:formula="of:=[.$F11]-[.K11]" office:value-type="float" office:value="0.614880727474048" calcext:value-type="float">
            <text:p>0.6149</text:p>
          </table:table-cell>
          <table:table-cell table:style-name="ce15" table:formula="of:=(([.$B11]*['file:///storage/Travail/OOB-Invest/Calculatrices/rentaasic.ods'#$param.$B$5])/[.$G$2]*[param.$F$4])/([.$C11]*24/1000)" office:value-type="float" office:value="0.240864447007561" calcext:value-type="float">
            <text:p>0.241</text:p>
          </table:table-cell>
          <table:table-cell table:style-name="ce6" table:formula="of:=[.C11]*24/1000*[.$B$1]/([.B11]*[param.$B$5]/[.$G$2]*[.$F$5]*[.$F$3]*[param.$F$1])" office:value-type="float" office:value="0.0874572133623029" calcext:value-type="float">
            <text:p>0.0875</text:p>
          </table:table-cell>
          <table:table-cell table:style-name="ce6" table:formula="of:=[.C11]*24/1000*[.$B$2]/([.B11]*[param.$B$5]/[.$G$2]*[.$F$5]*[.$F$3]*[param.$F$1])" office:value-type="float" office:value="0.102181954646164" calcext:value-type="float">
            <text:p>0.1022</text:p>
          </table:table-cell>
          <table:table-cell table:style-name="ce2"/>
          <table:table-cell table:style-name="ce5" table:number-columns-repeated="18"/>
        </table:table-row>
        <table:table-row table:style-name="ro1">
          <table:table-cell table:style-name="ce9" table:number-columns-spanned="16" table:number-rows-spanned="1"/>
          <table:covered-table-cell table:number-columns-repeated="2" table:style-name="ce2"/>
          <table:covered-table-cell table:style-name="ce13"/>
          <table:covered-table-cell table:number-columns-repeated="8" table:style-name="ce2"/>
          <table:covered-table-cell table:style-name="ce15"/>
          <table:covered-table-cell table:number-columns-repeated="3" table:style-name="ce2"/>
          <table:table-cell table:style-name="ce5" table:number-columns-repeated="18"/>
        </table:table-row>
        <table:table-row table:style-name="ro1">
          <table:table-cell table:style-name="ce2" office:value-type="string" calcext:value-type="string">
            <text:p>KS0pro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[.B13]/[.C13]" office:value-type="float" office:value="0.002" calcext:value-type="float">
            <text:p>0.002000</text:p>
          </table:table-cell>
          <table:table-cell table:style-name="ce2" table:formula="of:=([.$B13]*['file:///storage/Travail/OOB-Invest/Calculatrices/rentaasic.ods'#$param.$B$5])/[.$G$2]*[param.$F$2]" office:value-type="float" office:value="6.57716262975779" calcext:value-type="float">
            <text:p>6.57716262975779</text:p>
          </table:table-cell>
          <table:table-cell table:style-name="ce6" table:formula="of:=([.$B13]*['file:///storage/Travail/OOB-Invest/Calculatrices/rentaasic.ods'#$param.$B$5])/[.$G$2]*[param.$F$4]" office:value-type="float" office:value="0.846217743944637" calcext:value-type="float">
            <text:p>0.8462</text:p>
          </table:table-cell>
          <table:table-cell table:style-name="ce6" table:formula="of:=[.C13]*24/1000*[.$B$1]" office:value-type="float" office:value="0.361120000000001" calcext:value-type="float">
            <text:p>0.3611</text:p>
          </table:table-cell>
          <table:table-cell table:style-name="ce6" table:formula="of:=[.$F13]-[.G13]" office:value-type="float" office:value="0.485097743944636" calcext:value-type="float">
            <text:p>0.4851</text:p>
          </table:table-cell>
          <table:table-cell table:style-name="ce6" table:formula="of:=[.$C13]*24/1000*[.$B$2]" office:value-type="float" office:value="0.42192" calcext:value-type="float">
            <text:p>0.4219</text:p>
          </table:table-cell>
          <table:table-cell table:style-name="ce6" table:formula="of:=[.$F13]-[.I13]" office:value-type="float" office:value="0.424297743944637" calcext:value-type="float">
            <text:p>0.4243</text:p>
          </table:table-cell>
          <table:table-cell table:style-name="ce6" table:formula="of:=[.$C13]*24/1000*[.$B$3]" office:value-type="float" office:value="0.072" calcext:value-type="float">
            <text:p>0.0720</text:p>
          </table:table-cell>
          <table:table-cell table:style-name="ce6" table:formula="of:=[.$F13]-[.K13]" office:value-type="float" office:value="0.774217743944637" calcext:value-type="float">
            <text:p>0.7742</text:p>
          </table:table-cell>
          <table:table-cell table:style-name="ce15" table:formula="of:=(([.$B13]*['file:///storage/Travail/OOB-Invest/Calculatrices/rentaasic.ods'#$param.$B$5])/[.$G$2]*[param.$F$4])/([.$C13]*24/1000)" office:value-type="float" office:value="0.352590726643599" calcext:value-type="float">
            <text:p>0.353</text:p>
          </table:table-cell>
          <table:table-cell table:style-name="ce6" table:formula="of:=[.C13]*24/1000*[.$B$1]/([.B13]*[param.$B$5]/[.$G$2]*[.$F$5]*[.$F$3]*[param.$F$1])" office:value-type="float" office:value="0.0597444338195156" calcext:value-type="float">
            <text:p>0.0597</text:p>
          </table:table-cell>
          <table:table-cell table:style-name="ce6" table:formula="of:=[.C13]*24/1000*[.$B$2]/([.B13]*[param.$B$5]/[.$G$2]*[.$F$5]*[.$F$3]*[param.$F$1])" office:value-type="float" office:value="0.0698033105813302" calcext:value-type="float">
            <text:p>0.0698</text:p>
          </table:table-cell>
          <table:table-cell table:style-name="ce2"/>
          <table:table-cell table:style-name="ce5" table:number-columns-repeated="18"/>
        </table:table-row>
        <table:table-row table:style-name="ro1">
          <table:table-cell table:style-name="ce2" office:value-type="string" calcext:value-type="string">
            <text:p>KS0pro OC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50" calcext:value-type="float">
            <text:p>150</text:p>
          </table:table-cell>
          <table:table-cell table:style-name="ce7" table:formula="of:=[.B14]/[.C14]" office:value-type="float" office:value="0.00206666666666667" calcext:value-type="float">
            <text:p>0.002067</text:p>
          </table:table-cell>
          <table:table-cell table:style-name="ce2" table:formula="of:=([.$B14]*['file:///storage/Travail/OOB-Invest/Calculatrices/rentaasic.ods'#$param.$B$5])/[.$G$2]*[param.$F$2]" office:value-type="float" office:value="10.1946020761246" calcext:value-type="float">
            <text:p>10.1946020761246</text:p>
          </table:table-cell>
          <table:table-cell table:style-name="ce6" table:formula="of:=([.$B14]*['file:///storage/Travail/OOB-Invest/Calculatrices/rentaasic.ods'#$param.$B$5])/[.$G$2]*[param.$F$4]" office:value-type="float" office:value="1.31163750311419" calcext:value-type="float">
            <text:p>1.3116</text:p>
          </table:table-cell>
          <table:table-cell table:style-name="ce6" table:formula="of:=[.C14]*24/1000*[.$B$1]" office:value-type="float" office:value="0.541680000000001" calcext:value-type="float">
            <text:p>0.5417</text:p>
          </table:table-cell>
          <table:table-cell table:style-name="ce6" table:formula="of:=[.$F14]-[.G14]" office:value-type="float" office:value="0.769957503114186" calcext:value-type="float">
            <text:p>0.7700</text:p>
          </table:table-cell>
          <table:table-cell table:style-name="ce6" table:formula="of:=[.$C14]*24/1000*[.$B$2]" office:value-type="float" office:value="0.63288" calcext:value-type="float">
            <text:p>0.6329</text:p>
          </table:table-cell>
          <table:table-cell table:style-name="ce6" table:formula="of:=[.$F14]-[.I14]" office:value-type="float" office:value="0.678757503114187" calcext:value-type="float">
            <text:p>0.6788</text:p>
          </table:table-cell>
          <table:table-cell table:style-name="ce6" table:formula="of:=[.$C14]*24/1000*[.$B$3]" office:value-type="float" office:value="0.108" calcext:value-type="float">
            <text:p>0.1080</text:p>
          </table:table-cell>
          <table:table-cell table:style-name="ce6" table:formula="of:=[.$F14]-[.K14]" office:value-type="float" office:value="1.20363750311419" calcext:value-type="float">
            <text:p>1.2036</text:p>
          </table:table-cell>
          <table:table-cell table:style-name="ce15" table:formula="of:=(([.$B14]*['file:///storage/Travail/OOB-Invest/Calculatrices/rentaasic.ods'#$param.$B$5])/[.$G$2]*[param.$F$4])/([.$C14]*24/1000)" office:value-type="float" office:value="0.364343750865052" calcext:value-type="float">
            <text:p>0.364</text:p>
          </table:table-cell>
          <table:table-cell table:style-name="ce6" table:formula="of:=[.C14]*24/1000*[.$B$1]/([.B14]*[param.$B$5]/[.$G$2]*[.$F$5]*[.$F$3]*[param.$F$1])" office:value-type="float" office:value="0.057817194018886" calcext:value-type="float">
            <text:p>0.0578</text:p>
          </table:table-cell>
          <table:table-cell table:style-name="ce6" table:formula="of:=[.C14]*24/1000*[.$B$2]/([.B14]*[param.$B$5]/[.$G$2]*[.$F$5]*[.$F$3]*[param.$F$1])" office:value-type="float" office:value="0.0675515908851582" calcext:value-type="float">
            <text:p>0.0676</text:p>
          </table:table-cell>
          <table:table-cell table:style-name="ce2"/>
          <table:table-cell table:style-name="ce5" table:number-columns-repeated="18"/>
        </table:table-row>
        <table:table-row table:style-name="ro1">
          <table:table-cell table:style-name="ce9" table:number-columns-spanned="16" table:number-rows-spanned="1"/>
          <table:covered-table-cell table:number-columns-repeated="2" table:style-name="ce2"/>
          <table:covered-table-cell table:style-name="ce13"/>
          <table:covered-table-cell table:number-columns-repeated="8" table:style-name="ce2"/>
          <table:covered-table-cell table:style-name="ce15"/>
          <table:covered-table-cell table:number-columns-repeated="3" table:style-name="ce2"/>
          <table:table-cell table:number-columns-repeated="18"/>
        </table:table-row>
        <table:table-row table:style-name="ro1">
          <table:table-cell table:style-name="ce2" office:value-type="string" calcext:value-type="string">
            <text:p>KS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0" calcext:value-type="float">
            <text:p>1200</text:p>
          </table:table-cell>
          <table:table-cell table:style-name="ce7" table:formula="of:=[.B16]/[.C16]" office:value-type="float" office:value="0.00166666666666667" calcext:value-type="float">
            <text:p>0.001667</text:p>
          </table:table-cell>
          <table:table-cell table:style-name="ce2" table:formula="of:=([.$B16]*['file:///storage/Travail/OOB-Invest/Calculatrices/rentaasic.ods'#$param.$B$5])/[.$G$2]*[param.$F$2]" office:value-type="float" office:value="65.7716262975779" calcext:value-type="float">
            <text:p>65.7716262975779</text:p>
          </table:table-cell>
          <table:table-cell table:style-name="ce6" table:formula="of:=([.$B16]*['file:///storage/Travail/OOB-Invest/Calculatrices/rentaasic.ods'#$param.$B$5])/[.$G$2]*[param.$F$4]" office:value-type="float" office:value="8.46217743944637" calcext:value-type="float">
            <text:p>8.4622</text:p>
          </table:table-cell>
          <table:table-cell table:style-name="ce6" table:formula="of:=[.C16]*24/1000*[.$B$1]" office:value-type="float" office:value="4.33344000000001" calcext:value-type="float">
            <text:p>4.3334</text:p>
          </table:table-cell>
          <table:table-cell table:style-name="ce6" table:formula="of:=[.$F16]-[.G16]" office:value-type="float" office:value="4.12873743944636" calcext:value-type="float">
            <text:p>4.1287</text:p>
          </table:table-cell>
          <table:table-cell table:style-name="ce6" table:formula="of:=[.$C16]*24/1000*[.$B$2]" office:value-type="float" office:value="5.06304" calcext:value-type="float">
            <text:p>5.0630</text:p>
          </table:table-cell>
          <table:table-cell table:style-name="ce6" table:formula="of:=[.$F16]-[.I16]" office:value-type="float" office:value="3.39913743944637" calcext:value-type="float">
            <text:p>3.3991</text:p>
          </table:table-cell>
          <table:table-cell table:style-name="ce6" table:formula="of:=[.$C16]*24/1000*[.$B$3]" office:value-type="float" office:value="0.864" calcext:value-type="float">
            <text:p>0.8640</text:p>
          </table:table-cell>
          <table:table-cell table:style-name="ce6" table:formula="of:=[.$F16]-[.K16]" office:value-type="float" office:value="7.59817743944637" calcext:value-type="float">
            <text:p>7.5982</text:p>
          </table:table-cell>
          <table:table-cell table:style-name="ce15" table:formula="of:=(([.$B16]*['file:///storage/Travail/OOB-Invest/Calculatrices/rentaasic.ods'#$param.$B$5])/[.$G$2]*[param.$F$4])/([.$C16]*24/1000)" office:value-type="float" office:value="0.293825605536332" calcext:value-type="float">
            <text:p>0.294</text:p>
          </table:table-cell>
          <table:table-cell table:style-name="ce6" table:formula="of:=[.C16]*24/1000*[.$B$1]/([.B16]*[param.$B$5]/[.$G$2]*[.$F$5]*[.$F$3]*[param.$F$1])" office:value-type="float" office:value="0.0716933205834187" calcext:value-type="float">
            <text:p>0.0717</text:p>
          </table:table-cell>
          <table:table-cell table:style-name="ce6" table:formula="of:=[.C16]*24/1000*[.$B$2]/([.B16]*[param.$B$5]/[.$G$2]*[.$F$5]*[.$F$3]*[param.$F$1])" office:value-type="float" office:value="0.0837639726975962" calcext:value-type="float">
            <text:p>0.0838</text:p>
          </table:table-cell>
          <table:table-cell table:style-name="ce2"/>
          <table:table-cell table:number-columns-repeated="18"/>
        </table:table-row>
        <table:table-row table:style-name="ro1">
          <table:table-cell table:style-name="ce2" office:value-type="string" calcext:value-type="string">
            <text:p>KS2 OC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800" calcext:value-type="float">
            <text:p>1800</text:p>
          </table:table-cell>
          <table:table-cell table:style-name="ce7" table:formula="of:=[.B17]/[.C17]" office:value-type="float" office:value="0.00144444444444444" calcext:value-type="float">
            <text:p>0.001444</text:p>
          </table:table-cell>
          <table:table-cell table:style-name="ce2" table:formula="of:=([.$B17]*['file:///storage/Travail/OOB-Invest/Calculatrices/rentaasic.ods'#$param.$B$5])/[.$G$2]*[param.$F$2]" office:value-type="float" office:value="85.5031141868512" calcext:value-type="float">
            <text:p>85.5031141868512</text:p>
          </table:table-cell>
          <table:table-cell table:style-name="ce6" table:formula="of:=([.$B17]*['file:///storage/Travail/OOB-Invest/Calculatrices/rentaasic.ods'#$param.$B$5])/[.$G$2]*[param.$F$4]" office:value-type="float" office:value="11.0008306712803" calcext:value-type="float">
            <text:p>11.0008</text:p>
          </table:table-cell>
          <table:table-cell table:style-name="ce6" table:formula="of:=[.C17]*24/1000*[.$B$1]" office:value-type="float" office:value="6.50016000000001" calcext:value-type="float">
            <text:p>6.5002</text:p>
          </table:table-cell>
          <table:table-cell table:style-name="ce6" table:formula="of:=[.$F17]-[.G17]" office:value-type="float" office:value="4.50067067128026" calcext:value-type="float">
            <text:p>4.5007</text:p>
          </table:table-cell>
          <table:table-cell table:style-name="ce6" table:formula="of:=[.$C17]*24/1000*[.$B$2]" office:value-type="float" office:value="7.59456" calcext:value-type="float">
            <text:p>7.5946</text:p>
          </table:table-cell>
          <table:table-cell table:style-name="ce6" table:formula="of:=[.$F17]-[.I17]" office:value-type="float" office:value="3.40627067128028" calcext:value-type="float">
            <text:p>3.4063</text:p>
          </table:table-cell>
          <table:table-cell table:style-name="ce6" table:formula="of:=[.$C17]*24/1000*[.$B$3]" office:value-type="float" office:value="1.296" calcext:value-type="float">
            <text:p>1.2960</text:p>
          </table:table-cell>
          <table:table-cell table:style-name="ce6" table:formula="of:=[.$F17]-[.K17]" office:value-type="float" office:value="9.70483067128028" calcext:value-type="float">
            <text:p>9.7048</text:p>
          </table:table-cell>
          <table:table-cell table:style-name="ce15" table:formula="of:=(([.$B17]*['file:///storage/Travail/OOB-Invest/Calculatrices/rentaasic.ods'#$param.$B$5])/[.$G$2]*[param.$F$4])/([.$C17]*24/1000)" office:value-type="float" office:value="0.254648858131488" calcext:value-type="float">
            <text:p>0.255</text:p>
          </table:table-cell>
          <table:table-cell table:style-name="ce6" table:formula="of:=[.C17]*24/1000*[.$B$1]/([.B17]*[param.$B$5]/[.$G$2]*[.$F$5]*[.$F$3]*[param.$F$1])" office:value-type="float" office:value="0.0827230622116369" calcext:value-type="float">
            <text:p>0.0827</text:p>
          </table:table-cell>
          <table:table-cell table:style-name="ce6" table:formula="of:=[.C17]*24/1000*[.$B$2]/([.B17]*[param.$B$5]/[.$G$2]*[.$F$5]*[.$F$3]*[param.$F$1])" office:value-type="float" office:value="0.0966507377279956" calcext:value-type="float">
            <text:p>0.0967</text:p>
          </table:table-cell>
          <table:table-cell table:style-name="ce2"/>
          <table:table-cell table:number-columns-repeated="18"/>
        </table:table-row>
        <table:table-row table:style-name="ro1">
          <table:table-cell table:style-name="ce9" table:number-columns-spanned="16" table:number-rows-spanned="1"/>
          <table:covered-table-cell table:number-columns-repeated="2" table:style-name="ce2"/>
          <table:covered-table-cell table:style-name="ce13"/>
          <table:covered-table-cell table:number-columns-repeated="8" table:style-name="ce2"/>
          <table:covered-table-cell table:style-name="ce15"/>
          <table:covered-table-cell table:number-columns-repeated="3" table:style-name="ce2"/>
          <table:table-cell table:number-columns-repeated="18"/>
        </table:table-row>
        <table:table-row table:style-name="ro1">
          <table:table-cell table:style-name="ce2" office:value-type="string" calcext:value-type="string">
            <text:p>KS5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00" calcext:value-type="float">
            <text:p>3400</text:p>
          </table:table-cell>
          <table:table-cell table:style-name="ce7" table:formula="of:=[.B19]/[.C19]" office:value-type="float" office:value="0.00352941176470588" calcext:value-type="float">
            <text:p>0.003529</text:p>
          </table:table-cell>
          <table:table-cell table:style-name="ce2" table:formula="of:=([.$B19]*['file:///storage/Travail/OOB-Invest/Calculatrices/rentaasic.ods'#$param.$B$5])/[.$G$2]*[param.$F$2]" office:value-type="float" office:value="394.629757785467" calcext:value-type="float">
            <text:p>394.629757785467</text:p>
          </table:table-cell>
          <table:table-cell table:style-name="ce6" table:formula="of:=([.$B19]*['file:///storage/Travail/OOB-Invest/Calculatrices/rentaasic.ods'#$param.$B$5])/[.$G$2]*[param.$F$4]" office:value-type="float" office:value="50.7730646366782" calcext:value-type="float">
            <text:p>50.7731</text:p>
          </table:table-cell>
          <table:table-cell table:style-name="ce6" table:formula="of:=[.C19]*24/1000*[.$B$1]" office:value-type="float" office:value="12.27808" calcext:value-type="float">
            <text:p>12.2781</text:p>
          </table:table-cell>
          <table:table-cell table:style-name="ce6" table:formula="of:=[.$F19]-[.G19]" office:value-type="float" office:value="38.4949846366782" calcext:value-type="float">
            <text:p>38.4950</text:p>
          </table:table-cell>
          <table:table-cell table:style-name="ce6" table:formula="of:=[.$C19]*24/1000*[.$B$2]" office:value-type="float" office:value="14.34528" calcext:value-type="float">
            <text:p>14.3453</text:p>
          </table:table-cell>
          <table:table-cell table:style-name="ce6" table:formula="of:=[.$F19]-[.I19]" office:value-type="float" office:value="36.4277846366782" calcext:value-type="float">
            <text:p>36.4278</text:p>
          </table:table-cell>
          <table:table-cell table:style-name="ce6" table:formula="of:=[.$C19]*24/1000*[.$B$3]" office:value-type="float" office:value="2.448" calcext:value-type="float">
            <text:p>2.4480</text:p>
          </table:table-cell>
          <table:table-cell table:style-name="ce6" table:formula="of:=[.$F19]-[.K19]" office:value-type="float" office:value="48.3250646366782" calcext:value-type="float">
            <text:p>48.3251</text:p>
          </table:table-cell>
          <table:table-cell table:style-name="ce15" table:formula="of:=(([.$B19]*['file:///storage/Travail/OOB-Invest/Calculatrices/rentaasic.ods'#$param.$B$5])/[.$G$2]*[param.$F$4])/([.$C19]*24/1000)" office:value-type="float" office:value="0.622218929371056" calcext:value-type="float">
            <text:p>0.622</text:p>
          </table:table-cell>
          <table:table-cell table:style-name="ce6" table:formula="of:=[.C19]*24/1000*[.$B$1]/([.B19]*[param.$B$5]/[.$G$2]*[.$F$5]*[.$F$3]*[param.$F$1])" office:value-type="float" office:value="0.0338551791643922" calcext:value-type="float">
            <text:p>0.0339</text:p>
          </table:table-cell>
          <table:table-cell table:style-name="ce6" table:formula="of:=[.C19]*24/1000*[.$B$2]/([.B19]*[param.$B$5]/[.$G$2]*[.$F$5]*[.$F$3]*[param.$F$1])" office:value-type="float" office:value="0.0395552093294204" calcext:value-type="float">
            <text:p>0.0396</text:p>
          </table:table-cell>
          <table:table-cell table:style-name="ce2"/>
          <table:table-cell table:number-columns-repeated="18"/>
        </table:table-row>
        <table:table-row table:style-name="ro1">
          <table:table-cell table:style-name="ce9" table:number-columns-spanned="16" table:number-rows-spanned="1"/>
          <table:covered-table-cell table:number-columns-repeated="2" table:style-name="ce9"/>
          <table:covered-table-cell table:style-name="ce23"/>
          <table:covered-table-cell table:number-columns-repeated="8" table:style-name="ce9"/>
          <table:covered-table-cell table:style-name="ce27"/>
          <table:covered-table-cell table:number-columns-repeated="3" table:style-name="ce9"/>
          <table:table-cell table:number-columns-repeated="18"/>
        </table:table-row>
        <table:table-row table:style-name="ro1">
          <table:table-cell table:style-name="ce2" office:value-type="string" calcext:value-type="string">
            <text:p>kabox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390" calcext:value-type="float">
            <text:p>390</text:p>
          </table:table-cell>
          <table:table-cell table:style-name="ce7" table:formula="of:=[.B21]/[.C21]" office:value-type="float" office:value="0.00302564102564103" calcext:value-type="float">
            <text:p>0.003026</text:p>
          </table:table-cell>
          <table:table-cell table:style-name="ce2" table:formula="of:=([.$B21]*['file:///storage/Travail/OOB-Invest/Calculatrices/rentaasic.ods'#$param.$B$5])/[.$G$2]*[param.$F$2]" office:value-type="float" office:value="38.8052595155709" calcext:value-type="float">
            <text:p>38.8052595155709</text:p>
          </table:table-cell>
          <table:table-cell table:style-name="ce6" table:formula="of:=([.$B21]*['file:///storage/Travail/OOB-Invest/Calculatrices/rentaasic.ods'#$param.$B$5])/[.$G$2]*[param.$F$4]" office:value-type="float" office:value="4.99268468927336" calcext:value-type="float">
            <text:p>4.9927</text:p>
          </table:table-cell>
          <table:table-cell table:style-name="ce6" table:formula="of:=[.C21]*24/1000*[.$B$1]" office:value-type="float" office:value="1.408368" calcext:value-type="float">
            <text:p>1.4084</text:p>
          </table:table-cell>
          <table:table-cell table:style-name="ce6" table:formula="of:=[.$F21]-[.G21]" office:value-type="float" office:value="3.58431668927335" calcext:value-type="float">
            <text:p>3.5843</text:p>
          </table:table-cell>
          <table:table-cell table:style-name="ce6" table:formula="of:=[.$C21]*24/1000*[.$B$2]" office:value-type="float" office:value="1.645488" calcext:value-type="float">
            <text:p>1.6455</text:p>
          </table:table-cell>
          <table:table-cell table:style-name="ce6" table:formula="of:=[.$F21]-[.I21]" office:value-type="float" office:value="3.34719668927336" calcext:value-type="float">
            <text:p>3.3472</text:p>
          </table:table-cell>
          <table:table-cell table:style-name="ce6" table:formula="of:=[.$C21]*24/1000*[.$B$3]" office:value-type="float" office:value="0.2808" calcext:value-type="float">
            <text:p>0.2808</text:p>
          </table:table-cell>
          <table:table-cell table:style-name="ce6" table:formula="of:=[.$F21]-[.K21]" office:value-type="float" office:value="4.71188468927336" calcext:value-type="float">
            <text:p>4.7119</text:p>
          </table:table-cell>
          <table:table-cell table:style-name="ce15" table:formula="of:=(([.$B21]*['file:///storage/Travail/OOB-Invest/Calculatrices/rentaasic.ods'#$param.$B$5])/[.$G$2]*[param.$F$4])/([.$C21]*24/1000)" office:value-type="float" office:value="0.533406483896726" calcext:value-type="float">
            <text:p>0.533</text:p>
          </table:table-cell>
          <table:table-cell table:style-name="ce6" table:formula="of:=[.C21]*24/1000*[.$B$1]/([.B21]*[param.$B$5]/[.$G$2]*[.$F$5]*[.$F$3]*[param.$F$1])" office:value-type="float" office:value="0.0394920833722222" calcext:value-type="float">
            <text:p>0.0395</text:p>
          </table:table-cell>
          <table:table-cell table:style-name="ce6" table:formula="of:=[.C21]*24/1000*[.$B$2]/([.B21]*[param.$B$5]/[.$G$2]*[.$F$5]*[.$F$3]*[param.$F$1])" office:value-type="float" office:value="0.0461411714012183" calcext:value-type="float">
            <text:p>0.0461</text:p>
          </table:table-cell>
          <table:table-cell table:style-name="ce2"/>
          <table:table-cell table:number-columns-repeated="18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style-name="ce14" office:value-type="string" calcext:value-type="string" table:number-columns-spanned="5" table:number-rows-spanned="1">
            <text:p>Ferme</text:p>
          </table:table-cell>
          <table:covered-table-cell table:number-columns-repeated="4" table:style-name="ce16"/>
          <table:table-cell table:number-columns-repeated="29"/>
        </table:table-row>
        <table:table-row table:style-name="ro1">
          <table:table-cell table:style-name="ce16" office:value-type="string" calcext:value-type="string">
            <text:p>Asic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hashrate total</text:p>
          </table:table-cell>
          <table:table-cell table:style-name="ce16" office:value-type="string" calcext:value-type="string">
            <text:p>Benef avg elec cost 1</text:p>
          </table:table-cell>
          <table:table-cell table:style-name="ce16" office:value-type="string" calcext:value-type="string">
            <text:p>benef par mois</text:p>
          </table:table-cell>
          <table:table-cell table:number-columns-repeated="29"/>
        </table:table-row>
        <table:table-row table:style-name="ro1">
          <table:table-cell table:style-name="ce16" office:value-type="string" calcext:value-type="string">
            <text:p>KS0pro OC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B28]*SUMIF([.A10:.A18];[.A28];[.B10:.B18])" office:value-type="float" office:value="0.31" calcext:value-type="float">
            <text:p>0.31</text:p>
          </table:table-cell>
          <table:table-cell table:style-name="ce24" table:formula="of:=[.B28]*SUMIF([.$A$10:.$A$18];[.A28];[.$H$10:.$H$18])" office:value-type="float" office:value="0.769957503114186" calcext:value-type="float">
            <text:p>0.77</text:p>
          </table:table-cell>
          <table:table-cell table:style-name="ce24" table:formula="of:=[.D28]*30" office:value-type="float" office:value="23.0987250934256" calcext:value-type="float">
            <text:p>23.10</text:p>
          </table:table-cell>
          <table:table-cell table:number-columns-repeated="29"/>
        </table:table-row>
        <table:table-row table:style-name="ro1">
          <table:table-cell table:style-name="ce16" office:value-type="string" calcext:value-type="string">
            <text:p>Total</text:p>
          </table:table-cell>
          <table:table-cell table:style-name="ce16" table:formula="of:=SUM([.B28:.B28])" office:value-type="float" office:value="1" calcext:value-type="float">
            <text:p>1</text:p>
          </table:table-cell>
          <table:table-cell table:style-name="ce16" table:formula="of:=SUM([.C28:.C28])" office:value-type="float" office:value="0.31" calcext:value-type="float">
            <text:p>0.31</text:p>
          </table:table-cell>
          <table:table-cell table:style-name="ce24" table:formula="of:=SUM([.D28:.D28])" office:value-type="float" office:value="0.769957503114186" calcext:value-type="float">
            <text:p>0.77</text:p>
          </table:table-cell>
          <table:table-cell table:style-name="ce24" table:formula="of:=SUM([.E28:.E28])" office:value-type="float" office:value="23.0987250934256" calcext:value-type="float">
            <text:p>23.10</text:p>
          </table:table-cell>
          <table:table-cell table:number-columns-repeated="29"/>
        </table:table-row>
        <table:table-row table:style-name="ro1" table:number-rows-repeated="131">
          <table:table-cell table:number-columns-repeated="34"/>
        </table:table-row>
        <table:table-row table:style-name="ro1" table:number-rows-repeated="2">
          <table:table-cell table:style-name="Default" table:number-columns-repeated="5"/>
          <table:table-cell table:number-columns-repeated="29"/>
        </table:table-row>
        <table:table-row table:style-name="ro1">
          <table:table-cell table:style-name="Default" table:number-columns-repeated="5"/>
          <table:table-cell table:number-columns-repeated="29"/>
        </table:table-row>
      </table:table>
      <table:table table:name="param" table:style-name="ta1">
        <table:table-column table:style-name="co15" table:number-columns-repeated="4" table:default-cell-style-name="Default"/>
        <table:table-column table:style-name="co15" table:number-columns-repeated="2" table:default-cell-style-name="ce4"/>
        <table:table-row table:style-name="ro1"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oc / Jour</text:p>
          </table:table-cell>
          <table:table-cell table:formula="of:=1*60*60*24" office:value-type="float" office:value="86400" calcext:value-type="float">
            <text:p>86400</text:p>
          </table:table-cell>
        </table:table-row>
        <table:table-row table:style-name="ro1">
          <table:table-cell office:value-type="string" calcext:value-type="string">
            <text:p>KHS</text:p>
          </table:table-cell>
          <table:table-cell table:formula="of:=[.B1]*1000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Récompenses distribués par jour (KAS)</text:p>
          </table:table-cell>
          <table:table-cell table:formula="of:=[renta.F3]*[.F1]" office:value-type="float" office:value="9504000" calcext:value-type="float">
            <text:p>9504000</text:p>
          </table:table-cell>
        </table:table-row>
        <table:table-row table:style-name="ro1">
          <table:table-cell office:value-type="string" calcext:value-type="string">
            <text:p>MHS</text:p>
          </table:table-cell>
          <table:table-cell table:formula="of:=[.B2]*1000" office:value-type="float" office:value="1000000" calcext:value-type="float">
            <text:p>1000000</text:p>
          </table:table-cell>
          <table:table-cell table:number-columns-repeated="2"/>
          <table:table-cell office:value-type="string" calcext:value-type="string">
            <text:p>Prix ( EUR)</text:p>
          </table:table-cell>
          <table:table-cell table:formula="of:=[renta.F4]*[renta.F5]" office:value-type="float" office:value="0.12866" calcext:value-type="float">
            <text:p>0.12866</text:p>
          </table:table-cell>
        </table:table-row>
        <table:table-row table:style-name="ro1">
          <table:table-cell office:value-type="string" calcext:value-type="string">
            <text:p>GHS</text:p>
          </table:table-cell>
          <table:table-cell table:formula="of:=[.B3]*1000" office:value-type="float" office:value="1000000000" calcext:value-type="float">
            <text:p>1000000000</text:p>
          </table:table-cell>
          <table:table-cell table:number-columns-repeated="2"/>
          <table:table-cell office:value-type="string" calcext:value-type="string">
            <text:p>Récompenses distribués par jour (EUR)</text:p>
          </table:table-cell>
          <table:table-cell table:formula="of:=[.F3]*[.F2]" office:value-type="float" office:value="1222784.64" calcext:value-type="float">
            <text:p>1222784.64</text:p>
          </table:table-cell>
        </table:table-row>
        <table:table-row table:style-name="ro1">
          <table:table-cell office:value-type="string" calcext:value-type="string">
            <text:p>THS</text:p>
          </table:table-cell>
          <table:table-cell table:formula="of:=[.B4]*1000" office:value-type="float" office:value="1000000000000" calcext:value-type="float">
            <text:p>10000000000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PHS</text:p>
          </table:table-cell>
          <table:table-cell table:formula="of:=[.B5]*1000" office:value-type="float" office:value="1000000000000000" calcext:value-type="float">
            <text:p>10000000000000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HS</text:p>
          </table:table-cell>
          <table:table-cell table:formula="of:=[.B6]*1000" office:value-type="float" office:value="1E+018" calcext:value-type="float">
            <text:p>1E+018</text:p>
          </table:table-cell>
          <table:table-cell table:number-columns-repeated="2"/>
          <table:table-cell table:style-name="Default" table:number-columns-repeated="2"/>
        </table:table-row>
      </table:table>
      <table:table table:name="Sheet3" table:style-name="ta1"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ix </text:p>
          </table:table-cell>
          <table:table-cell table:formula="of:=389+50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puissance crête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marge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rge usur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uissance réelle</text:p>
          </table:table-cell>
          <table:table-cell table:formula="of:=[.B2]*[.B3]/100*[.B4]/100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temps pro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 par jour moyenne</text:p>
          </table:table-cell>
          <table:table-cell table:formula="of:=[.B5]*[.B6]"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prod par an <text:s/>lissée (kw)</text:p>
          </table:table-cell>
          <table:table-cell table:formula="of:=[.B7]*365/1000" office:value-type="float" office:value="551.88" calcext:value-type="float">
            <text:p>551.88</text:p>
          </table:table-cell>
        </table:table-row>
        <table:table-row table:style-name="ro1">
          <table:table-cell office:value-type="string" calcext:value-type="string">
            <text:p>garantie (années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d vie panneau</text:p>
          </table:table-cell>
          <table:table-cell table:formula="of:=[.B9]*[.B8]" office:value-type="float" office:value="13797" calcext:value-type="float">
            <text:p>13797</text:p>
          </table:table-cell>
        </table:table-row>
        <table:table-row table:style-name="ro1">
          <table:table-cell office:value-type="string" calcext:value-type="string">
            <text:p>cout par kw</text:p>
          </table:table-cell>
          <table:table-cell table:formula="of:=[.B1]/[.B10]" office:value-type="float" office:value="0.0318185112705661" calcext:value-type="float">
            <text:p>0.0318185112705661</text:p>
          </table:table-cell>
        </table:table-row>
      </table:table>
      <table:table table:name="'file:///storage/Travail/OOB-Invest/Calculatrices/rentaasic.ods'#param" table:print="false" table:style-name="ta_extref">
        <table:table-source xlink:type="simple" xlink:href="../../rentaasic.ods" table:table-name="param" table:mode="copy-results-only"/>
        <table:table-column table:number-columns-repeated="2"/>
        <table:table-row table:number-rows-repeated="4">
          <table:table-cell table:number-columns-repeated="2"/>
        </table:table-row>
        <table:table-row>
          <table:table-cell/>
          <table:table-cell table:style-name="ce1" office:value-type="float" office:value="1000000000000">
            <text:p>1000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3:33:00.187675081</meta:creation-date>
    <dc:date>2024-05-29T09:51:58.171613012</dc:date>
    <meta:editing-duration>PT7H19M2S</meta:editing-duration>
    <meta:editing-cycles>24</meta:editing-cycles>
    <meta:generator>LibreOffice/7.5.2.2$Linux_X86_64 LibreOffice_project/53bb9681a964705cf672590721dbc85eb4d0c3a2</meta:generator>
    <meta:document-statistic meta:table-count="3" meta:cell-count="217" meta:object-count="0"/>
  </office:meta>
</office:document-meta>
</file>